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0cc087" officeooo:paragraph-rsid="000cc087"/>
    </style:style>
    <style:style style:name="P2" style:family="paragraph" style:parent-style-name="Standard">
      <style:text-properties fo:font-weight="bold" officeooo:rsid="000cc087" officeooo:paragraph-rsid="000cc087" style:font-weight-asian="bold" style:font-weight-complex="bold"/>
    </style:style>
    <style:style style:name="P3" style:family="paragraph" style:parent-style-name="Standard">
      <style:text-properties fo:font-weight="bold" officeooo:rsid="000d660f" officeooo:paragraph-rsid="000e5671" style:font-weight-asian="bold" style:font-weight-complex="bold"/>
    </style:style>
    <style:style style:name="P4" style:family="paragraph" style:parent-style-name="Standard">
      <style:text-properties fo:font-weight="bold" officeooo:rsid="000e5671" officeooo:paragraph-rsid="000e5671" style:font-weight-asian="bold" style:font-weight-complex="bold"/>
    </style:style>
    <style:style style:name="P5" style:family="paragraph" style:parent-style-name="Standard">
      <style:text-properties fo:font-weight="bold" officeooo:rsid="0010040c" officeooo:paragraph-rsid="0010040c"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0d660f" style:font-weight-asian="normal" style:font-weight-complex="normal"/>
    </style:style>
    <style:style style:name="T3" style:family="text">
      <style:text-properties fo:font-weight="normal" officeooo:rsid="000e5671" style:font-weight-asian="normal" style:font-weight-complex="normal"/>
    </style:style>
    <style:style style:name="T4" style:family="text">
      <style:text-properties fo:font-weight="normal" officeooo:rsid="0010040c" style:font-weight-asian="normal" style:font-weight-complex="normal"/>
    </style:style>
    <style:style style:name="T5" style:family="text">
      <style:text-properties officeooo:rsid="000d660f"/>
    </style:style>
    <style:style style:name="T6" style:family="text">
      <style:text-properties officeooo:rsid="0010040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mplementation of assignment requirements:</text:p>
      <text:p text:style-name="P1"/>
      <text:p text:style-name="P2">A3.1 (a): <text:span text:style-name="T1">User input is checked and depending if it is Start_Alarm, or Changed_Alarm, Insert or Change is called respectively. Insert adds the alarm into the linked list in a sorted order. Change changes the information to its corresponding alarm. </text:span><text:span text:style-name="T5">If the inputted alarm id is negative then it is turned into a positive number. </text:span><text:span text:style-name="T2">If the message exceeds 128 characters, it is truncated to 128 characters.</text:span></text:p>
      <text:p text:style-name="P3">A3.2.1: <text:span text:style-name="T1">In the main thread user input is checked for Start_Alarm where it is then inserted into the alarm list sorted by id, which is done by the </text:span>Insert<text:span text:style-name="T1"> function. </text:span><text:span text:style-name="T3">I</text:span><text:span text:style-name="T1">f the message exceeds 128 characters, it is truncated to 128 characters. </text:span><text:span text:style-name="T3">After it is inserted the corresponding message is displayed to the shell.</text:span></text:p>
      <text:p text:style-name="P4">A3.2.2: <text:span text:style-name="T2">In the main thread user input is checked for </text:span><text:span text:style-name="T1">Chang</text:span><text:span text:style-name="T2">_Alarm where it is then </text:span><text:span text:style-name="T1">changed by the function </text:span>Change<text:span text:style-name="T1"> and the corresponding values are stored instead. I</text:span><text:span text:style-name="T2">f the message exceeds 128 characters, it is truncated to 128 characters. </text:span><text:span text:style-name="T1">After it is changed the corresponding message is displayed in the shell</text:span></text:p>
      <text:p text:style-name="P4">A3.3.1 (a):<text:span text:style-name="T1"> There are 3 display threads that are initialized in the main thread. When there are less than 3 alarms in the list then the next inputted alarm will be the initial alarm in its corresponding display thread. When there is 1 alarm in the list it will go into display thread 1, when there are two alarms in the list, the second alarm will go into display thread 2, and the third alarm in the list will go into display thread 3. Once an alarm initializes a display thread the corresponding message is printed in the shell.</text:span></text:p>
      <text:p text:style-name="P4">A3.3.1 (b):<text:span text:style-name="T1"> When there are 3 or more alarms in our alarm-list, that means all the display threads have at least one alarm in them. The next alarms will be inputted to their corresponding display threads using the following method: </text:span><text:span text:style-name="T6">count- keeps track of how many alarms we have, by using count we module it and apply it to the corresponding display thread. </text:span><text:span text:style-name="T4">Then the corresponding message is displayed in the shell.</text:span></text:p>
      <text:p text:style-name="P5">A3.3.2:<text:span text:style-name="T1"> Once an alarm has expir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3T12:47:21.947179974</meta:creation-date>
    <dc:date>2020-02-23T15:33:06.790273668</dc:date>
    <meta:editing-duration>PT2H4M13S</meta:editing-duration>
    <meta:editing-cycles>1</meta:editing-cycles>
    <meta:document-statistic meta:table-count="0" meta:image-count="0" meta:object-count="0" meta:page-count="1" meta:paragraph-count="7" meta:word-count="353" meta:character-count="2035" meta:non-whitespace-character-count="1689"/>
    <meta:generator>LibreOffice/6.1.5.2$Linux_X86_64 LibreOffice_project/90f8dcf33c87b3705e78202e3df5142b201bd805</meta:generator>
  </office:meta>
</office:document-meta>
</file>